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nonymous Pro2" svg:font-family="'Anonymous Pro'"/>
    <style:font-face style:name="Arial" svg:font-family="Arial"/>
    <style:font-face style:name="Tahoma1" svg:font-family="Tahoma"/>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60pt" style:font-size-asian="60pt" style:font-size-complex="60pt"/>
    </style:style>
    <style:style style:name="P3" style:family="paragraph" style:parent-style-name="Standard">
      <style:text-properties fo:font-size="12pt" style:font-size-asian="12pt" style:font-size-complex="12pt"/>
    </style:style>
    <style:style style:name="P4" style:family="paragraph" style:parent-style-name="Text_20_body">
      <style:paragraph-properties fo:text-align="center" style:justify-single-word="false"/>
      <style:text-properties fo:font-size="12pt" style:font-size-asian="12pt" style:font-size-complex="12pt"/>
    </style:style>
    <style:style style:name="P5" style:family="paragraph" style:parent-style-name="Text_20_body">
      <style:text-properties style:font-name="Times New Roman"/>
    </style:style>
    <style:style style:name="P6" style:family="paragraph" style:parent-style-name="code">
      <style:text-properties style:font-name="Times New Roman" fo:font-size="10pt" fo:font-weight="normal" style:font-size-asian="10pt" style:font-weight-asian="normal" style:font-size-complex="10pt" style:font-weight-complex="normal"/>
    </style:style>
    <style:style style:name="P7" style:family="paragraph" style:parent-style-name="code">
      <style:text-properties fo:font-weight="bold" style:font-weight-asian="bold"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ext-properties style:font-name="Anonymous Pro2" fo:font-size="14pt" style:font-name-asian="Anonymous Pro2" style:font-size-asian="14pt" style:font-name-complex="Anonymous Pro2" style:font-size-complex="14pt"/>
    </style:style>
    <style:style style:name="P9" style:family="paragraph" style:parent-style-name="Standard">
      <style:paragraph-properties fo:margin-left="0cm" fo:margin-right="0cm" fo:text-align="start" style:justify-single-word="false" fo:text-indent="0cm" style:auto-text-indent="false" style:text-autospace="none"/>
      <style:text-properties fo:color="#3f7f5f" style:font-name="Anonymous Pro2" fo:font-size="14pt" style:text-underline-style="solid" style:text-underline-width="auto" style:text-underline-color="font-color" fo:font-weight="bold" style:font-name-asian="Anonymous Pro2" style:font-size-asian="14pt" style:font-weight-asian="bold" style:font-name-complex="Anonymous Pro2" style:font-size-complex="14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style>
    <style:style style:name="P11" style:family="paragraph" style:parent-style-name="Text_20_body">
      <style:text-properties style:font-name="Times New Roman"/>
    </style:style>
    <style:style style:name="T1" style:family="text">
      <style:text-properties style:font-name="Times New Roman1"/>
    </style:style>
    <style:style style:name="T2" style:family="text">
      <style:text-properties style:font-name="Times New Roman"/>
    </style:style>
    <style:style style:name="T3" style:family="text">
      <style:text-properties style:font-name="Times New Roman" fo:font-weight="bold" style:font-weight-asian="bold" style:font-weight-complex="bold"/>
    </style:style>
    <style:style style:name="T4" style:family="text">
      <style:text-properties style:font-name="Times New Roman"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Anonymous Pro1"/>
    </style:style>
    <style:style style:name="T8" style:family="text">
      <style:text-properties fo:color="#0000ff" fo:font-weight="bold" style:font-weight-asian="bold" style:font-weight-complex="bold"/>
    </style:style>
    <style:style style:name="T9" style:family="text">
      <style:text-properties fo:color="#000000"/>
    </style:style>
    <style:style style:name="T10" style:family="text">
      <style:text-properties fo:color="#000000" fo:font-weight="bold" style:font-weight-asian="bold" style:font-weight-complex="bold"/>
    </style:style>
    <style:style style:name="T11" style:family="text">
      <style:text-properties fo:color="#000000" style:font-name="Anonymous Pro2" fo:font-size="14pt" fo:font-weight="bold" style:font-name-asian="Anonymous Pro2" style:font-size-asian="14pt" style:font-weight-asian="bold" style:font-name-complex="Anonymous Pro2" style:font-size-complex="14pt" style:font-weight-complex="bold"/>
    </style:style>
    <style:style style:name="T12" style:family="text">
      <style:text-properties fo:color="#000000" style:font-name="Anonymous Pro2" fo:font-size="14pt" style:font-name-asian="Anonymous Pro2" style:font-size-asian="14pt" style:font-name-complex="Anonymous Pro2" style:font-size-complex="14pt"/>
    </style:style>
    <style:style style:name="T13" style:family="text">
      <style:text-properties fo:color="#ff8040" fo:font-weight="bold" style:font-weight-asian="bold" style:font-weight-complex="bold"/>
    </style:style>
    <style:style style:name="T14" style:family="text">
      <style:text-properties fo:color="#ff8000" fo:font-weight="bold" style:font-weight-asian="bold" style:font-weight-complex="bold"/>
    </style:style>
    <style:style style:name="T15" style:family="text">
      <style:text-properties fo:color="#3f7f5f" fo:font-style="italic" style:font-style-asian="italic" style:font-style-complex="italic"/>
    </style:style>
    <style:style style:name="T16" style:family="text">
      <style:text-properties fo:color="#3f7f5f" style:font-name="Anonymous Pro2" fo:font-size="14pt" fo:font-style="italic" style:font-name-asian="Anonymous Pro2" style:font-size-asian="14pt" style:font-style-asian="italic" style:font-name-complex="Anonymous Pro2" style:font-size-complex="14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
      <text:p text:style-name="P2"/>
      <text:p text:style-name="P2">CCore on BeagleBone Black</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Sergey Strukov 2014, version 1.00</text:p>
      <text:p text:style-name="P4"/>
      <text:p text:style-name="P4">Copyright <text:span text:style-name="T1">©</text:span> 2014 Sergey Strukov. All rights reserved.</text:p>
      <text:p text:style-name="P4">This document is public. You may freely distribute it free of charge as far as it's content, copyright notice and authorship is unchanged.</text:p>
      <text:h text:style-name="Heading_20_2" text:outline-level="2"><text:soft-page-break/>1. Introduction.</text:h>
      <text:p text:style-name="Text_20_body"><text:span text:style-name="T2">Since the version 1.08 </text:span>CCore<text:span text:style-name="T2"> includes the target for the popular board BeagleBone Black. You can use this target to build applications running on this board. See the site </text:span><text:a xlink:type="simple" xlink:href="http://beagleboard.org/black"><text:span text:style-name="T2">http://beagleboard.org/black</text:span></text:a><text:span text:style-name="T2"> for a comprehensive source of information about this hardware. The board is a small card with low power consumption (it may run on USB-supplied power), but with rich hardware capabilities. In fact, it may be used as a fully-featured PC, been connected with the monitor, keyboard and mouse.</text:span></text:p>
      <text:p text:style-name="Text_20_body"><text:span text:style-name="T2">To start working with the board unpack it and simply connect to the USB port on the host PC. The board is shipped with the pre-installed Linux distribution. Once connected the Linux kernel is started and the board is recognized by PC as the flash drive. The on-board flash has two partitions. The first one is formatted as a FAT drive and contains two-stage bootloader. This partition is seen over USB, so you can change its files from PC. The bootloader consists of the three files: </text:span><text:span text:style-name="T3">MLO</text:span><text:span text:style-name="T2">, </text:span><text:span text:style-name="T3">u-boot.img</text:span><text:span text:style-name="T2"> and </text:span><text:span text:style-name="T3">uEnv.txt</text:span><text:span text:style-name="T2"> files. The first file is the first stage bootloader. It starts first after the power on. Then it boots the second-stage bootloader </text:span><text:span text:style-name="T3">u-boot.img</text:span><text:span text:style-name="T2">, which is the u-Boot bootloader (see the product site </text:span><text:a xlink:type="simple" xlink:href="http://www.denx.de/wiki/U-Boot"><text:span text:style-name="T2">http://www.denx.de/wiki/U-Boot</text:span></text:a><text:span text:style-name="T2">). The second-stage bootloader finally boots the Linux kernel. But you can alter its behavior by changing the file </text:span><text:span text:style-name="T3">uEnv.txt</text:span><text:span text:style-name="T4">. This file contains a script, executed by the bootloader. You may change it to instruct the bootloader to download and run an image using the TFTP protocol from the host PC. Here is the script to do so:</text:span></text:p>
      <text:p text:style-name="P6">uenvcmd=setenv ipaddr 192.168.99.10;setenv serverip 192.168.99.1;tftpboot 81000000 bootfile;go 81000000</text:p>
      <text:p text:style-name="P5">The first IP address is the address of the board itself. The second is the IP address of the TFTP server. <text:span text:style-name="T7">bootfile</text:span> is the name of the file from the server to be downloaded. You must connect the board with PC by the Ethernet cable (directly or using switch). Configure the PC Ethernet card with the proper IP address manually (you may choose any other suitable address). You must run the TFTP server on the host PC. Then reapply a power to the board. It will download and run the image from the host PC using the TFTP protocol.</text:p>
      <text:h text:style-name="Heading_20_2" text:outline-level="2">2. Building a CCore application.</text:h>
      <text:p text:style-name="P5">To build a <text:span text:style-name="T5">CCore</text:span> application you need a <text:span text:style-name="T5">cygwin</text:span> (or <text:span text:style-name="T5">cygwin64</text:span>), a toolset and a <text:span text:style-name="T5">CCore</text:span> installation. You can build the toolset yourself. Read the <text:span text:style-name="T5">CCore</text:span> supplied documentation about the building process and environment. </text:p>
      <text:p text:style-name="P5">Here is the target files layout:</text:p>
      <text:p text:style-name="P7">CCore</text:p>
      <text:p text:style-name="code"><text:s text:c="2"/>...</text:p>
      <text:p text:style-name="P7">obj</text:p>
      <text:p text:style-name="code"><text:s text:c="2"/>...</text:p>
      <text:p text:style-name="code"><text:span text:style-name="T5">sysroot</text:span> <text:s/></text:p>
      <text:p text:style-name="code"><text:s text:c="2"/><text:span text:style-name="T5">lib</text:span></text:p>
      <text:p text:style-name="code"><text:s text:c="4"/>...</text:p>
      <text:p text:style-name="code"><text:s text:c="2"/><text:span text:style-name="T5">obj</text:span></text:p>
      <text:p text:style-name="code"><text:s text:c="4"/>...</text:p>
      <text:p text:style-name="code"><text:s text:c="2"/><text:span text:style-name="T5">src</text:span></text:p>
      <text:p text:style-name="code"><text:soft-page-break/><text:s text:c="4"/>...</text:p>
      <text:p text:style-name="code"><text:s text:c="2"/><text:span text:style-name="T5">usr</text:span></text:p>
      <text:p text:style-name="code"><text:s text:c="4"/>...</text:p>
      <text:p text:style-name="code"><text:s text:c="2"/>Makefile</text:p>
      <text:p text:style-name="P7">test</text:p>
      <text:p text:style-name="code"><text:s text:c="2"/>...</text:p>
      <text:p text:style-name="P7">test-obj</text:p>
      <text:p text:style-name="code"><text:s text:c="2"/>...</text:p>
      <text:p text:style-name="P7">tools</text:p>
      <text:p text:style-name="code"><text:s text:c="2"/><text:span text:style-name="T5">Boot</text:span></text:p>
      <text:p text:style-name="code"><text:s text:c="4"/>...</text:p>
      <text:p text:style-name="code"><text:s text:c="2"/><text:span text:style-name="T5">BootServer</text:span></text:p>
      <text:p text:style-name="code"><text:s text:c="4"/>...</text:p>
      <text:p text:style-name="code"><text:s text:c="2"/><text:span text:style-name="T5">ELFtoUboot</text:span></text:p>
      <text:p text:style-name="code"><text:s text:c="4"/>...</text:p>
      <text:p text:style-name="code"><text:s text:c="2"/><text:span text:style-name="T5">HowToBuild</text:span></text:p>
      <text:p text:style-name="code"><text:s text:c="4"/>...</text:p>
      <text:p text:style-name="code"><text:s text:c="2"/>Makefile</text:p>
      <text:p text:style-name="P5">Two important directories are: <text:span text:style-name="T5">sysroot</text:span> and <text:span text:style-name="T5">tools</text:span>. The first is the <text:span text:style-name="T5">sysroot</text:span> part of the <text:span text:style-name="T5">gcc</text:span> cross-compiler. It is required to build the cross-compiler and to link applications. Once you have the cross-compiler you must build libraries <text:span text:style-name="T5">libc.a</text:span> and <text:span text:style-name="T5">libm.a</text:span> and the startup file <text:span text:style-name="T5">crt0.o</text:span>. The <text:span text:style-name="T5">Makefile</text:span> in this directory is doing it. You may need to alter it to give proper paths to the cross-compiler and tools. The <text:span text:style-name="T5">tools</text:span> contains tree important tools. You must build them to use <text:span text:style-name="T5">CCore</text:span>. Use the <text:span text:style-name="T5">Makefile</text:span> in this directory to build. <text:span text:style-name="T5">Boot</text:span> is the boot utility, it can boot ELF image over an Ethernet link to the board once the board runs <text:span text:style-name="T5">BootServer</text:span>. <text:span text:style-name="T5">ELFtoUboot</text:span> is a converter, it takes an ELF image and creates a raw file, this file can be run on the board using a TFTP server. </text:p>
      <text:p text:style-name="P5">The following is the step-by-step description of the <text:span text:style-name="T5">CCore</text:span> deployment on <text:span text:style-name="T5">Windows64</text:span> and <text:span text:style-name="T5">cygwin64</text:span>.</text:p>
      <text:p text:style-name="P5">First you need the following hardware: host PC, BeagleBone Black board, Ethernet link between the host PC and the board. Configure the Ethernet card on PC, connected with the board to the IP address 192.168.99.1 and the IP subnet mask 255.255.255.0. Then plug the board to the USB connector on the PC. Wait until the Linux is running (you will see flashing board lights). PC will detect the new USB memory storage device. Go to this drive, find the file <text:span text:style-name="T5">uEnv.txt</text:span> and edit it as shown above. Reapply power to the board. It will try to download and run an image from the host PC using the TFTP protocol. If you wish to start the Linux again, you have to download and run the image with the single command </text:p>
      <text:p text:style-name="code"><text:tab/>mov pc, lr</text:p>
      <text:p text:style-name="P5">You may prepare such image using assembler, linker and <text:span text:style-name="T5">ELFtoUboot</text:span> converter. Just <text:soft-page-break/>remember, that the image base and the entry point is <text:span text:style-name="T7">8100'0000h</text:span>.</text:p>
      <text:p text:style-name="P5">The next step is to configure and run a TFTP server on the host PC. You may use the following one <text:a xlink:type="simple" xlink:href="http://tftpd32.jounin.net/">http://tftpd32.jounin.net</text:a> . Once it is done, you is able to download and run <text:span text:style-name="T5">CCore</text:span> images. The board requests the file <text:span text:style-name="T7">bootfile</text:span> from the server. Such files are created from ELF images by the utility <text:span text:style-name="T5">ELFtoUboot</text:span>.</text:p>
      <text:p text:style-name="P5">The next step is the installation of the <text:span text:style-name="T5">CCore</text:span> itself. But first you need to install <text:span text:style-name="T5">cygwin64</text:span>. Go to the product site <text:a xlink:type="simple" xlink:href="https://cygwin.com/">https://cygwin.com</text:a> for the software. You must include <text:span text:style-name="T5">make</text:span>, <text:span text:style-name="T5">bash</text:span> and <text:span text:style-name="T5">gcc</text:span> in your installation. You also need <text:span text:style-name="T5">libgmp-devel</text:span> component. Once you have the <text:span text:style-name="T5">cygwin</text:span> installed, go to the home directory and create the subdirectory <text:span text:style-name="T5">bin</text:span>. Include it to the <text:span text:style-name="T5">cygwin</text:span> search path. This place is used to store host utilities. Finally, obtain and unpack the <text:span text:style-name="T5">CCore</text:span> release. Do it under your home directory, avoid file and directory names with the space. Go to the <text:span text:style-name="T5">CCore</text:span> root directory. Make the following adjustments here: copy the file <text:span text:style-name="T5">Makefile.WIN64</text:span> to the <text:span text:style-name="T5">Makefile</text:span> and edit the file <text:span text:style-name="T5">Makefile.host</text:span>. Change the host target name to the <text:span text:style-name="T5">WIN64</text:span><text:span text:style-name="T6">:</text:span></text:p>
      <text:p text:style-name="code">CCORE_TARGET = WIN32</text:p>
      <text:p text:style-name="code"><text:s text:c="2"/>change to</text:p>
      <text:p text:style-name="code">CCORE_TARGET = WIN64</text:p>
      <text:p text:style-name="P5">You are ready to build the host <text:span text:style-name="T5">CCore</text:span> library and tools. Just issue the command <text:span text:style-name="T5">make</text:span> in the <text:span text:style-name="T5">CCore</text:span> root directory from the <text:span text:style-name="T5">cygwin</text:span> console (not the <text:span text:style-name="T5">Windows</text:span> console).</text:p>
      <text:p text:style-name="P5">The next step is to build the cross-toolchain. The simplest way is to get it from the <text:span text:style-name="T5">github</text:span> repository. Or you can build it yourself, but the process is tedious. You will need the subdirectory <text:span text:style-name="T5">sysroot</text:span> during the build process. You may also find a build brief in the subdirectory <text:span text:style-name="T5">tools/HowToBuild</text:span>.</text:p>
      <text:p text:style-name="P5">Once you have the cross-toolchain ready, you can build the target <text:span text:style-name="T5">CCore</text:span> library and tools. Go to the target directory <text:span text:style-name="T3">CCORE_ROOT/Target/BeagleBoneBlack</text:span>. Check the tool paths in the file <text:span text:style-name="T5">Makefile.tools</text:span>. To build the <text:span text:style-name="T5">CCore</text:span> just issue the command <text:span text:style-name="T5">make</text:span>. To build tools go to the subdirectory <text:span text:style-name="T5">tools</text:span> and issue the command <text:span text:style-name="T5">make</text:span>. You are done.</text:p>
      <text:p text:style-name="P5">When everything is ready you can build and run <text:span text:style-name="T5">CCore</text:span> applications on the board. There two way to run a built application. The result of the linker stage is an ELF file. You can convert it to a raw image and download and run using a TFTP server as described above. The utility <text:span text:style-name="T5">ELFtoUboot</text:span> should be called as following:</text:p>
      <text:p text:style-name="code">ELFtoUboot.exe &lt;ELF-file&gt; &lt;boot-file&gt;</text:p>
      <text:p text:style-name="P5">Or you can run the PTP boot server on the board. This server is built in the directory <text:span text:style-name="T5">tools/BootServer</text:span>. You can run it using the first method. Then you can use the boot client (<text:span text:style-name="T5">tools/Boot</text:span>) to boot an ELF file:</text:p>
      <text:p text:style-name="code">BeagleBoot.exe r 192.168.99.10 &lt;ELF-file&gt;</text:p>
      <text:p text:style-name="P5">Both <text:span text:style-name="T5">ELFtoUboot.exe</text:span> and <text:span text:style-name="T5">BeagleBoot.exe</text:span> are created in your <text:span text:style-name="T5">HOME/bin</text:span> directory. The IP address is hardcoded in the boot server, so if you wish to use another one, change <text:span text:style-name="T5">tools/BootServer/main.cpp</text:span> the and rebuild the boot server.</text:p>
      <text:h text:style-name="Heading_20_2" text:outline-level="2">3. Hardware resource utilization.</text:h>
      <text:p text:style-name="P5"><text:span text:style-name="T6">A </text:span><text:span text:style-name="T5">CCore</text:span> application is running in a privilege non-secure mode, so you have a full access to any board hardware. Briefly after start it turns on the MMU and caches, so you have a maximum <text:soft-page-break/>CPU performance. It sets also the CPU clock to 600 MHz. It is possible to increase the clock up to 1 GHz, but it requires the reprogramming the power supply device to increase the CPU core voltage and is not implemented in this version. MMU is programmed to map a virtual address to the physical but such a way, that the physical address is always equal to the virtual. It also specifies memory cache attributes to various memory ranges.</text:p>
      <text:p text:style-name="P5">The board has 512 MByte DDR memory, this memory is visible at the address range <text:span text:style-name="T7">0x8000'0000 – 0xA000'0000</text:span>. <text:span text:style-name="T6">A </text:span><text:span text:style-name="T5">CCore</text:span> application image is loaded and started from the address<text:span text:style-name="T7"> 0x8100'0000</text:span>. <text:s/>The memory is divided on several memory ranges with different usage purpose. The first range is <text:span text:style-name="T7">0x8000'0000-0x8080'0000</text:span> is reserved for the video-memory. It has no-cache attributes. The next range is <text:span text:style-name="T7">0x8080'0000-0x8100'0000</text:span> is reserved for the shared memory heap. It also has no-cache attributes. This memory is used to exchange data with peripheral devices without a manual memory cache control. For example, Ethernet packet descriptors and data buffers are resides in this memory region. Right after this region an application image begins. It's assumed to be several MBytes length. After the image (which contains the code and static variables) the free memory zone begins. This zone is used to allocate a space for the prime task stack (1 MByte), the interrupt stack (1 MByte), the interrupt heap (1 MByte), the system log (16 MBytes) and the heap (204 MBytes). All these memory regions have the full cache attributes. If the application image length is less than 16 MBytes, only the first 256 MBytes half of the memory is used.</text:p>
      <text:p text:style-name="P5">The following on-chip devices are reserved for system use and should not be touched by any other software entities: <text:span text:style-name="T5">GPIO1</text:span>, <text:span text:style-name="T5">DMTimer2</text:span>, <text:span text:style-name="T5">DMTimer4</text:span>, <text:span text:style-name="T5">WDTimer</text:span>, <text:span text:style-name="T5">INTC</text:span> (interrupt controller). You may use only functions, provided by the target to work with these devices.</text:p>
      <text:p text:style-name="P5">The following on-chip devices must be used under the <text:span text:style-name="T5">ControlMutex</text:span> protection: <text:span text:style-name="T5">PRMC</text:span> and <text:span text:style-name="T5">Control Module</text:span>. The mutex is declared in the file <text:span text:style-name="T5">dev/DevControlMutex.h</text:span>.</text:p>
      <text:p text:style-name="P8"><text:span text:style-name="T8">namespace</text:span><text:span text:style-name="T9"> CCore </text:span><text:span text:style-name="T10">{</text:span></text:p>
      <text:p text:style-name="P8"><text:span text:style-name="T8">namespace</text:span><text:span text:style-name="T9"> Dev </text:span><text:span text:style-name="T10">{</text:span></text:p>
      <text:p text:style-name="P8"/>
      <text:p text:style-name="P9">/* global ControlMutex */</text:p>
      <text:p text:style-name="P8"/>
      <text:p text:style-name="P8"><text:span text:style-name="T8">extern</text:span><text:span text:style-name="T9"> </text:span><text:span text:style-name="T13">Mutex</text:span><text:span text:style-name="T9"> </text:span><text:span text:style-name="T14">ControlMutex</text:span><text:span text:style-name="T10">;</text:span></text:p>
      <text:p text:style-name="P8"/>
      <text:p text:style-name="P8"><text:span text:style-name="T10">}</text:span><text:span text:style-name="T9"> </text:span><text:span text:style-name="T15">// namespace Dev</text:span></text:p>
      <text:p text:style-name="P10"><text:span text:style-name="T11">}</text:span><text:span text:style-name="T12"> </text:span><text:span text:style-name="T16">// namespace CCore</text:span></text:p>
      <text:h text:style-name="Heading_20_2" text:outline-level="2"/>
      <text:h text:style-name="Heading_20_2" text:outline-level="2">4. Hardware support classes.</text:h>
      <text:p text:style-name="P5"/>
      <text:p text:style-name="P5"/>
      <text:p text:style-name="P5"/>
      <text:p text:style-name="P5"/>
      <text:p text:style-name="P5"/>
      <text:p text:style-name="P5"><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nonymous Pro2" svg:font-family="'Anonymous Pro'"/>
    <style:font-face style:name="Arial" svg:font-family="Arial"/>
    <style:font-face style:name="Tahoma1" svg:font-family="Tahoma"/>
    <style:font-face style:name="Times New Roman1" svg:font-family="'Times New Roman'" style:font-family-generic="roman"/>
    <style:font-face style:name="Anonymous Pro1" svg:font-family="'Anonymous Pro'" style:font-family-generic="modern" style:font-pitch="fixed"/>
    <style:font-face style:name="Anonymous Pro" svg:font-family="'Anonymous Pro'" style:font-adornments="Обычный"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en" fo:country="US" style:letter-kerning="true" style:font-name-asian="Lucida Sans Unicode"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indent="1.499cm" style:auto-text-indent="false"/>
      <style:text-properties fo:font-size="12pt" style:font-size-asian="10.5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Title" style:next-style-name="Text_20_body" style:class="text" style:default-outline-level="2">
      <style:paragraph-properties fo:text-align="center" style:justify-single-word="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paragraph-properties fo:margin-left="0cm" fo:margin-right="0cm" fo:text-indent="0cm" style:auto-text-indent="false" fo:background-color="transparent" fo:padding="0.049cm" fo:border="0.002cm solid #000000" style:shadow="none">
        <style:background-image/>
      </style:paragraph-properties>
      <style:text-properties style:font-name="Anonymous Pro"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4-12-22T10:46:31</meta:creation-date>
    <meta:generator>OpenOffice.org/3.0$Win32 OpenOffice.org_project/300m9$Build-9358</meta:generator>
    <dc:date>2014-12-26T14:02:07.52</dc:date>
    <meta:editing-duration>PT04H18M38S</meta:editing-duration>
    <meta:editing-cycles>115</meta:editing-cycles>
    <dc:title>CCore on BeagleBone Black</dc:title>
    <meta:document-statistic meta:table-count="0" meta:image-count="0" meta:object-count="0" meta:page-count="6" meta:paragraph-count="71" meta:word-count="1654" meta:character-count="9812"/>
    <meta:user-defined meta:name="Поле 1"/>
    <meta:user-defined meta:name="Поле 2"/>
    <meta:user-defined meta:name="Поле 3"/>
    <meta:user-defined meta:name="Поле 4"/>
  </office:meta>
</office:document-meta>
</file>